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74" table:style-name="ce1">
            <text:p>74</text:p>
          </table:table-cell>
          <table:table-cell office:value-type="float" office:value="40" table:style-name="ce1">
            <text:p>40</text:p>
          </table:table-cell>
          <table:table-cell office:value-type="float" office:value="620" table:style-name="ce1">
            <text:p>62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99" table:style-name="ce1">
            <text:p>99</text:p>
          </table:table-cell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150" table:style-name="ce1">
            <text:p>150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6" table:style-name="ce1">
            <text:p>36</text:p>
          </table:table-cell>
          <table:table-cell office:value-type="float" office:value="141" table:style-name="ce1">
            <text:p>141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43" table:style-name="ce1">
            <text:p>43</text:p>
          </table:table-cell>
          <table:table-cell office:value-type="float" office:value="96" table:style-name="ce1">
            <text:p>96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85" table:style-name="ce1">
            <text:p>85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54" table:style-name="ce1">
            <text:p>54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130" table:style-name="ce1">
            <text:p>130</text:p>
          </table:table-cell>
          <table:table-cell office:value-type="float" office:value="77" table:style-name="ce1">
            <text:p>7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84" table:style-name="ce1">
            <text:p>84</text:p>
          </table:table-cell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101" table:style-name="ce1">
            <text:p>101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231</meta:generator>
    <dc:creator>Saiz García, Miguel</dc:creator>
    <dc:date>2024-02-24T12:51:46Z</dc:date>
    <meta:editing-duration>PT0S</meta:editing-duration>
  </office:meta>
</office:document-meta>
</file>